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Compset" svg:font-family="'B Compse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adcf7" draw:textarea-horizontal-align="justify" draw:textarea-vertical-align="middle" draw:auto-grow-height="false" fo:min-height="0.247cm" fo:min-width="11.661cm"/>
    </style:style>
    <style:style style:name="gr2" style:family="graphic" style:parent-style-name="standard">
      <style:graphic-properties draw:fill-color="#aadcf7" draw:textarea-horizontal-align="justify" draw:textarea-vertical-align="middle" draw:auto-grow-height="false" fo:min-height="4.764cm" fo:min-width="0cm"/>
    </style:style>
    <style:style style:name="gr3" style:family="graphic" style:parent-style-name="standard">
      <style:graphic-properties draw:fill-color="#c9211e" draw:textarea-horizontal-align="justify" draw:textarea-vertical-align="middle" draw:auto-grow-height="false" fo:min-height="0.103cm" fo:min-width="1.919cm"/>
    </style:style>
    <style:style style:name="gr4" style:family="graphic" style:parent-style-name="standard">
      <style:graphic-properties draw:fill-color="#fc5c00" draw:textarea-horizontal-align="justify" draw:textarea-vertical-align="middle" draw:auto-grow-height="false" fo:min-height="0.103cm" fo:min-width="1.228cm"/>
    </style:style>
    <style:style style:name="gr5" style:family="graphic" style:parent-style-name="standard">
      <style:graphic-properties draw:fill-color="#2cee0e" draw:textarea-horizontal-align="justify" draw:textarea-vertical-align="middle" draw:auto-grow-height="false" fo:min-height="0.103cm" fo:min-width="0.5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1.167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1.815cm" fo:min-width="16.01cm"/>
    </style:style>
    <style:style style:name="gr11" style:family="graphic" style:parent-style-name="standard">
      <style:graphic-properties draw:fill-color="#aadcf7" draw:textarea-horizontal-align="justify" draw:textarea-vertical-align="middle" draw:auto-grow-height="false" fo:min-height="0.356cm" fo:min-width="14.191cm"/>
    </style:style>
    <style:style style:name="gr12" style:family="graphic" style:parent-style-name="standard">
      <style:graphic-properties draw:fill-color="#aadcf7" draw:textarea-horizontal-align="justify" draw:textarea-vertical-align="middle" draw:auto-grow-height="false" fo:min-height="5.863cm" fo:min-width="0cm"/>
    </style:style>
    <style:style style:name="gr13" style:family="graphic" style:parent-style-name="standard">
      <style:graphic-properties draw:fill-color="#c9211e" draw:textarea-horizontal-align="justify" draw:textarea-vertical-align="middle" draw:auto-grow-height="false" fo:min-height="0.18cm" fo:min-width="2.422cm"/>
    </style:style>
    <style:style style:name="gr14" style:family="graphic" style:parent-style-name="standard">
      <style:graphic-properties draw:fill-color="#fc5c00" draw:textarea-horizontal-align="justify" draw:textarea-vertical-align="middle" draw:auto-grow-height="false" fo:min-height="0.18cm" fo:min-width="1.5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aadcf7"/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style:style style:name="P3" style:family="paragraph">
      <loext:graphic-properties draw:fill-color="#fc5c00"/>
      <style:paragraph-properties fo:text-align="center"/>
    </style:style>
    <style:style style:name="P4" style:family="paragraph">
      <loext:graphic-properties draw:fill-color="#2cee0e"/>
      <style:paragraph-properties fo:text-align="center"/>
    </style:style>
    <style:style style:name="P5" style:family="paragraph">
      <style:paragraph-properties fo:text-align="center"/>
      <style:text-properties style:font-name="B Compset" fo:font-size="14pt" style:font-size-asian="14pt" style:font-name-complex="B Compse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B Compset" fo:font-size="14pt" style:font-size-asian="14pt" style:font-name-complex="B Compset" style:font-size-complex="14pt"/>
    </style:style>
    <style:style style:name="P7" style:family="paragraph">
      <style:paragraph-properties fo:text-align="center"/>
      <style:text-properties style:font-name="B Compset" fo:font-size="22pt" style:font-size-asian="22pt" style:font-name-complex="B Compset" style:font-size-complex="22pt"/>
    </style:style>
    <style:style style:name="P8" style:family="paragraph">
      <loext:graphic-properties draw:fill="none" draw:fill-color="#ffffff"/>
      <style:paragraph-properties fo:text-align="center"/>
      <style:text-properties style:font-name="B Compset" fo:font-size="22pt" style:font-size-asian="22pt" style:font-name-complex="B Compse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rl-tb"/>
      <style:text-properties style:font-name="B Compset" fo:font-size="18pt" style:font-size-asian="18pt" style:font-name-complex="B Compse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style:font-name="B Compset" fo:font-size="18pt" style:font-size-asian="18pt" style:font-name-complex="B Compset" style:font-size-complex="18pt"/>
    </style:style>
    <style:style style:name="T1" style:family="text">
      <style:text-properties style:font-name="B Compset" fo:font-size="14pt" style:font-size-asian="14pt" style:font-name-complex="B Compset" style:font-size-complex="14pt"/>
    </style:style>
    <style:style style:name="T2" style:family="text">
      <style:text-properties style:font-name="B Compset" fo:font-size="22pt" style:font-size-asian="22pt" style:font-name-complex="B Compset" style:font-size-complex="22pt"/>
    </style:style>
    <style:style style:name="T3" style:family="text">
      <style:text-properties style:font-name="B Compset" fo:font-size="18pt" style:font-size-asian="18pt" style:font-name-complex="B Compse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161cm" svg:height="0.497cm" svg:x="0.539cm" svg:y="8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07cm" svg:height="5.014cm" svg:x="2.671cm" svg:y="3.7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06cm" svg:height="5.014cm" svg:x="6.914cm" svg:y="3.7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06cm" svg:height="5.014cm" svg:x="10.773cm" svg:y="3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19cm" svg:height="0.497cm" svg:x="1.028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42cm" svg:height="0.497cm" svg:x="1.517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465cm" svg:height="0.497cm" svg:x="2.005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418cm" svg:height="0.746cm" svg:x="1.056cm" svg:y="2.767cm">
          <draw:text-box>
            <text:p text:style-name="P5"><text:span text:style-name="T1">میله اول</text:span></text:p>
          </draw:text-box>
        </draw:frame>
        <draw:frame draw:style-name="gr6" draw:text-style-name="P6" draw:layer="layout" svg:width="3.419cm" svg:height="0.746cm" svg:x="5.374cm" svg:y="2.74cm">
          <draw:text-box>
            <text:p text:style-name="P5"><text:span text:style-name="T1">م</text:span><text:span text:style-name="T1">یل</text:span><text:span text:style-name="T1">ه </text:span><text:span text:style-name="T1">د</text:span><text:span text:style-name="T1">و</text:span><text:span text:style-name="T1">م</text:span></text:p>
          </draw:text-box>
        </draw:frame>
        <draw:frame draw:style-name="gr6" draw:text-style-name="P6" draw:layer="layout" svg:width="3.42cm" svg:height="0.746cm" svg:x="9.154cm" svg:y="2.74cm">
          <draw:text-box>
            <text:p text:style-name="P5"><text:span text:style-name="T1">میله سوم</text:span></text:p>
          </draw:text-box>
        </draw:frame>
        <draw:frame draw:style-name="gr7" draw:text-style-name="P8" draw:layer="layout" svg:width="12.21cm" svg:height="1.083cm" svg:x="0.49cm" svg:y="10.347cm">
          <draw:text-box>
            <text:p text:style-name="P7"><text:span text:style-name="T2">قبل از </text:span><text:span text:style-name="T2">حل</text:span></text:p>
          </draw:text-box>
        </draw:frame>
        <draw:custom-shape draw:style-name="gr8" draw:text-style-name="P9" draw:layer="layout" svg:width="1.905cm" svg:height="1.27cm" svg:x="12.7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2.161cm" svg:height="0.497cm" svg:x="15.289cm" svg:y="8.5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07cm" svg:height="5.014cm" svg:x="17.421cm" svg:y="3.5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06cm" svg:height="5.014cm" svg:x="21.664cm" svg:y="3.5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06cm" svg:height="5.014cm" svg:x="25.523cm" svg:y="3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19cm" svg:height="0.497cm" svg:x="20.076cm" svg:y="8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42cm" svg:height="0.497cm" svg:x="20.565cm" svg:y="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465cm" svg:height="0.497cm" svg:x="21.053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418cm" svg:height="0.746cm" svg:x="15.806cm" svg:y="2.567cm">
          <draw:text-box>
            <text:p text:style-name="P5"><text:span text:style-name="T1">میله اول</text:span></text:p>
          </draw:text-box>
        </draw:frame>
        <draw:frame draw:style-name="gr6" draw:text-style-name="P6" draw:layer="layout" svg:width="3.419cm" svg:height="0.746cm" svg:x="20.124cm" svg:y="2.54cm">
          <draw:text-box>
            <text:p text:style-name="P5"><text:span text:style-name="T1">میله دوم</text:span></text:p>
          </draw:text-box>
        </draw:frame>
        <draw:frame draw:style-name="gr6" draw:text-style-name="P6" draw:layer="layout" svg:width="3.42cm" svg:height="0.746cm" svg:x="23.904cm" svg:y="2.54cm">
          <draw:text-box>
            <text:p text:style-name="P5"><text:span text:style-name="T1">میله سوم</text:span></text:p>
          </draw:text-box>
        </draw:frame>
        <draw:frame draw:style-name="gr7" draw:text-style-name="P8" draw:layer="layout" svg:width="12.21cm" svg:height="1.083cm" svg:x="15.24cm" svg:y="10.147cm">
          <draw:text-box>
            <text:p text:style-name="P7"><text:span text:style-name="T2">بعد از </text:span><text:span text:style-name="T2">حل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nav-order="id1 id2 id3 id4 id5 id6 id7 id8 id9 id10 id11">
        <draw:custom-shape draw:style-name="gr10" draw:text-style-name="P11" xml:id="id10" draw:id="id10" draw:layer="layout" svg:width="16.51cm" svg:height="12.065cm" svg:x="5.715cm" svg:y="2.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14.691cm" svg:height="0.606cm" svg:x="6.492cm" svg:y="11.0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0.25cm" svg:height="6.113cm" svg:x="9.068cm" svg:y="4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0.249cm" svg:height="6.113cm" svg:x="14.193cm" svg:y="4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0.249cm" svg:height="6.113cm" svg:x="18.855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5" draw:id="id5" draw:layer="layout" svg:width="4.13cm" svg:height="0.606cm" svg:x="12.265cm" svg:y="10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6" draw:id="id6" draw:layer="layout" svg:width="2.95cm" svg:height="0.606cm" svg:x="12.8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xml:id="id7" draw:id="id7" draw:layer="layout" svg:width="4.129cm" svg:height="0.909cm" svg:x="7.117cm" svg:y="3.683cm">
          <draw:text-box>
            <text:p text:style-name="P5"><text:span text:style-name="T1">میله اول</text:span></text:p>
          </draw:text-box>
        </draw:frame>
        <draw:frame draw:style-name="gr16" draw:text-style-name="P6" xml:id="id8" draw:id="id8" draw:layer="layout" svg:width="4.13cm" svg:height="0.91cm" svg:x="12.333cm" svg:y="3.65cm">
          <draw:text-box>
            <text:p text:style-name="P5"><text:span text:style-name="T1">میله دوم</text:span></text:p>
          </draw:text-box>
        </draw:frame>
        <draw:frame draw:style-name="gr16" draw:text-style-name="P6" xml:id="id9" draw:id="id9" draw:layer="layout" svg:width="4.132cm" svg:height="0.91cm" svg:x="16.899cm" svg:y="3.65cm">
          <draw:text-box>
            <text:p text:style-name="P5"><text:span text:style-name="T1">میله سوم</text:span></text:p>
          </draw:text-box>
        </draw:frame>
        <draw:frame draw:style-name="gr16" draw:text-style-name="P13" xml:id="id11" draw:id="id11" draw:layer="layout" svg:width="15.24cm" svg:height="0.91cm" svg:x="6.35cm" svg:y="12.7cm">
          <draw:text-box>
            <text:p text:style-name="P12"><text:span text:style-name="T3">هــو</text:span><text:span text:style-name="T3">را !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Compset" svg:font-family="'B Compse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6T18:54:17.816880193</meta:creation-date>
    <dc:date>2022-11-16T21:16:18.345970108</dc:date>
    <meta:editing-duration>PT50M53S</meta:editing-duration>
    <meta:editing-cycles>1</meta:editing-cycles>
    <meta:document-statistic meta:object-count="59"/>
    <meta:generator>LibreOffice/7.3.6.2$Linux_X86_64 LibreOffice_project/30$Build-2</meta:generator>
  </office:meta>
</office:document-meta>
</file>